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61in"/>
    </style:style>
    <style:style style:name="co2" style:family="table-column">
      <style:table-column-properties fo:break-before="auto" style:column-width="0.548in"/>
    </style:style>
    <style:style style:name="co3" style:family="table-column">
      <style:table-column-properties fo:break-before="auto" style:column-width="0.6244in"/>
    </style:style>
    <style:style style:name="co4" style:family="table-column">
      <style:table-column-properties fo:break-before="auto" style:column-width="0.7008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4" table:number-columns-repeated="4" table:default-cell-style-name="Default"/>
        <table:table-row table:style-name="ro1">
          <table:table-cell office:value-type="string">
            <text:p>sortName</text:p>
          </table:table-cell>
          <table:table-cell office:value-type="string">
            <text:p>2k</text:p>
          </table:table-cell>
          <table:table-cell office:value-type="string">
            <text:p>4k</text:p>
          </table:table-cell>
          <table:table-cell office:value-type="string">
            <text:p>6k</text:p>
          </table:table-cell>
          <table:table-cell office:value-type="string">
            <text:p>8k</text:p>
          </table:table-cell>
          <table:table-cell office:value-type="string">
            <text:p>10k</text:p>
          </table:table-cell>
          <table:table-cell office:value-type="string">
            <text:p>12k</text:p>
          </table:table-cell>
          <table:table-cell office:value-type="string">
            <text:p>14k</text:p>
          </table:table-cell>
          <table:table-cell office:value-type="string">
            <text:p>16k</text:p>
          </table:table-cell>
          <table:table-cell office:value-type="string">
            <text:p>18k</text:p>
          </table:table-cell>
          <table:table-cell office:value-type="string">
            <text:p>20k</text:p>
          </table:table-cell>
        </table:table-row>
        <table:table-row table:style-name="ro1">
          <table:table-cell office:value-type="string">
            <text:p>bubbleSort</text:p>
          </table:table-cell>
          <table:table-cell office:value-type="float" office:value="54.491">
            <text:p>54.491</text:p>
          </table:table-cell>
          <table:table-cell office:value-type="float" office:value="111.657">
            <text:p>111.657</text:p>
          </table:table-cell>
          <table:table-cell office:value-type="float" office:value="168.656">
            <text:p>168.656</text:p>
          </table:table-cell>
          <table:table-cell office:value-type="float" office:value="430.319">
            <text:p>430.319</text:p>
          </table:table-cell>
          <table:table-cell office:value-type="float" office:value="625.142">
            <text:p>625.142</text:p>
          </table:table-cell>
          <table:table-cell office:value-type="float" office:value="970.704">
            <text:p>970.704</text:p>
          </table:table-cell>
          <table:table-cell office:value-type="float" office:value="1495.636">
            <text:p>1495.636</text:p>
          </table:table-cell>
          <table:table-cell office:value-type="float" office:value="2209.948">
            <text:p>2209.948</text:p>
          </table:table-cell>
          <table:table-cell office:value-type="float" office:value="3125.573">
            <text:p>3125.573</text:p>
          </table:table-cell>
          <table:table-cell office:value-type="float" office:value="3770.541">
            <text:p>3770.541</text:p>
          </table:table-cell>
        </table:table-row>
        <table:table-row table:style-name="ro1">
          <table:table-cell office:value-type="string">
            <text:p>selectionSort</text:p>
          </table:table-cell>
          <table:table-cell office:value-type="float" office:value="28.869">
            <text:p>28.869</text:p>
          </table:table-cell>
          <table:table-cell office:value-type="float" office:value="40.746">
            <text:p>40.746</text:p>
          </table:table-cell>
          <table:table-cell office:value-type="float" office:value="90.083">
            <text:p>90.083</text:p>
          </table:table-cell>
          <table:table-cell office:value-type="float" office:value="152.149">
            <text:p>152.149</text:p>
          </table:table-cell>
          <table:table-cell office:value-type="float" office:value="249.947">
            <text:p>249.947</text:p>
          </table:table-cell>
          <table:table-cell office:value-type="float" office:value="347.36">
            <text:p>347.36</text:p>
          </table:table-cell>
          <table:table-cell office:value-type="float" office:value="511.992">
            <text:p>511.992</text:p>
          </table:table-cell>
          <table:table-cell office:value-type="float" office:value="712.59">
            <text:p>712.59</text:p>
          </table:table-cell>
          <table:table-cell office:value-type="float" office:value="949.183">
            <text:p>949.183</text:p>
          </table:table-cell>
          <table:table-cell office:value-type="float" office:value="1164.839">
            <text:p>1164.839</text:p>
          </table:table-cell>
        </table:table-row>
        <table:table-row table:style-name="ro1">
          <table:table-cell office:value-type="string">
            <text:p>mergeSort</text:p>
          </table:table-cell>
          <table:table-cell office:value-type="float" office:value="7.794">
            <text:p>7.794</text:p>
          </table:table-cell>
          <table:table-cell office:value-type="float" office:value="1.546">
            <text:p>1.546</text:p>
          </table:table-cell>
          <table:table-cell office:value-type="float" office:value="2.056">
            <text:p>2.056</text:p>
          </table:table-cell>
          <table:table-cell office:value-type="float" office:value="2.698">
            <text:p>2.698</text:p>
          </table:table-cell>
          <table:table-cell office:value-type="float" office:value="3.598">
            <text:p>3.598</text:p>
          </table:table-cell>
          <table:table-cell office:value-type="float" office:value="4.2">
            <text:p>4.2</text:p>
          </table:table-cell>
          <table:table-cell office:value-type="float" office:value="5.271">
            <text:p>5.271</text:p>
          </table:table-cell>
          <table:table-cell office:value-type="float" office:value="10.688">
            <text:p>10.688</text:p>
          </table:table-cell>
          <table:table-cell office:value-type="float" office:value="5.475">
            <text:p>5.475</text:p>
          </table:table-cell>
          <table:table-cell office:value-type="float" office:value="6.119">
            <text:p>6.119</text:p>
          </table:table-cell>
        </table:table-row>
        <table:table-row table:style-name="ro1">
          <table:table-cell office:value-type="string">
            <text:p>quickSort</text:p>
          </table:table-cell>
          <table:table-cell office:value-type="float" office:value="2.794">
            <text:p>2.794</text:p>
          </table:table-cell>
          <table:table-cell office:value-type="float" office:value="0.576">
            <text:p>0.576</text:p>
          </table:table-cell>
          <table:table-cell office:value-type="float" office:value="0.969">
            <text:p>0.969</text:p>
          </table:table-cell>
          <table:table-cell office:value-type="float" office:value="1.113">
            <text:p>1.113</text:p>
          </table:table-cell>
          <table:table-cell office:value-type="float" office:value="1.597">
            <text:p>1.597</text:p>
          </table:table-cell>
          <table:table-cell office:value-type="float" office:value="1.744">
            <text:p>1.744</text:p>
          </table:table-cell>
          <table:table-cell office:value-type="float" office:value="2.154">
            <text:p>2.154</text:p>
          </table:table-cell>
          <table:table-cell office:value-type="float" office:value="2.671">
            <text:p>2.671</text:p>
          </table:table-cell>
          <table:table-cell office:value-type="float" office:value="3.092">
            <text:p>3.092</text:p>
          </table:table-cell>
          <table:table-cell office:value-type="float" office:value="3.807">
            <text:p>3.807</text:p>
          </table:table-cell>
        </table:table-row>
        <table:table-row table:style-name="ro1">
          <table:table-cell office:value-type="string">
            <text:p>collectionsSort</text:p>
          </table:table-cell>
          <table:table-cell office:value-type="float" office:value="3.098">
            <text:p>3.098</text:p>
          </table:table-cell>
          <table:table-cell office:value-type="float" office:value="4.914">
            <text:p>4.914</text:p>
          </table:table-cell>
          <table:table-cell office:value-type="float" office:value="5.207">
            <text:p>5.207</text:p>
          </table:table-cell>
          <table:table-cell office:value-type="float" office:value="3.89">
            <text:p>3.89</text:p>
          </table:table-cell>
          <table:table-cell office:value-type="float" office:value="5.301">
            <text:p>5.301</text:p>
          </table:table-cell>
          <table:table-cell office:value-type="float" office:value="8.874">
            <text:p>8.874</text:p>
          </table:table-cell>
          <table:table-cell office:value-type="float" office:value="2.95">
            <text:p>2.95</text:p>
          </table:table-cell>
          <table:table-cell office:value-type="float" office:value="3.277">
            <text:p>3.277</text:p>
          </table:table-cell>
          <table:table-cell office:value-type="float" office:value="3.968">
            <text:p>3.968</text:p>
          </table:table-cell>
          <table:table-cell office:value-type="float" office:value="4.595">
            <text:p>4.595</text:p>
          </table:table-cell>
        </table:table-row>
        <table:table-row table:style-name="ro1" table:number-rows-repeated="9">
          <table:table-cell table:number-columns-repeated="11"/>
        </table:table-row>
        <table:table-row table:style-name="ro1">
          <table:table-cell>
            <draw:frame table:end-cell-address="Sheet1.J36" table:end-x="0.2295in" table:end-y="0.0264in" draw:z-index="0" draw:style-name="gr1" draw:text-style-name="P1" svg:width="6.2988in" svg:height="3.5429in" svg:x="0.0394in" svg:y="0.0394in">
              <draw:object draw:notify-on-update-of-ranges="Sheet1.B1:Sheet1.K1 Sheet1.A2:Sheet1.A2 Sheet1.B2:Sheet1.K2 Sheet1.A3:Sheet1.A3 Sheet1.B3:Sheet1.K3 Sheet1.A5:Sheet1.A5 Sheet1.B5:Sheet1.K5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7-08">07/08/2025</text:date>, <text:time>17:56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07-08T17:56:16.31</dc:date>
    <meta:generator>OpenOffice/4.1.15$Win32 OpenOffice.org_project/4115m2$Build-9813</meta:generator>
    <meta:editing-duration>PT10M39S</meta:editing-duration>
    <meta:editing-cycles>2</meta:editing-cycles>
    <meta:document-statistic meta:table-count="1" meta:cell-count="6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ff3333" draw:fill-color="#ff3333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602cm" svg:y="0.316cm" chart:style-name="ch2">
          <text:p>Sort Benchmark Results</text:p>
        </chart:title>
        <chart:legend chart:legend-position="end" svg:x="12.645cm" svg:y="3.664cm" style:legend-expansion="high" chart:style-name="ch3"/>
        <chart:plot-area chart:style-name="ch4" table:cell-range-address="Sheet1.B1:Sheet1.K3 Sheet1.A1:Sheet1.A3 Sheet1.A5:Sheet1.K5" chart:data-source-has-labels="both" svg:x="1.358cm" svg:y="1.635cm" svg:width="10.647cm" svg:height="6.177cm">
          <chartooo:coordinate-region svg:x="2.35cm" svg:y="1.847cm" svg:width="9.375cm" svg:height="5.292cm"/>
          <chart:axis chart:dimension="x" chart:name="primary-x" chart:style-name="ch5" chartooo:axis-type="auto">
            <chartooo:date-scale/>
            <chart:title svg:x="6.015cm" svg:y="7.993cm" chart:style-name="ch6">
              <text:p>List Size</text:p>
            </chart:title>
            <chart:categories table:cell-range-address="Sheet1.B1:Sheet1.K1"/>
          </chart:axis>
          <chart:axis chart:dimension="y" chart:name="primary-y" chart:style-name="ch5">
            <chart:title svg:x="0.451cm" svg:y="6.288cm" chart:style-name="ch7">
              <text:p>Time (milli-seconds)</text:p>
            </chart:title>
            <chart:grid chart:style-name="ch8" chart:class="major"/>
          </chart:axis>
          <chart:series chart:style-name="ch9" chart:values-cell-range-address="Sheet1.B2:Sheet1.K2" chart:label-cell-address="Sheet1.A2:Sheet1.A2" chart:class="chart:line">
            <chart:data-point chart:repeated="10"/>
          </chart:series>
          <chart:series chart:style-name="ch10" chart:values-cell-range-address="Sheet1.B3:Sheet1.K3" chart:label-cell-address="Sheet1.A3:Sheet1.A3" chart:class="chart:line">
            <chart:data-point chart:repeated="10"/>
          </chart:series>
          <chart:series chart:style-name="ch11" chart:values-cell-range-address="Sheet1.B5:Sheet1.K5" chart:label-cell-address="Sheet1.A5:Sheet1.A5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k</text:p>
                <draw:g>
                  <svg:desc>Sheet1.B1:Sheet1.K1</svg:desc>
                </draw:g>
              </table:table-cell>
              <table:table-cell office:value-type="string">
                <text:p>4k</text:p>
              </table:table-cell>
              <table:table-cell office:value-type="string">
                <text:p>6k</text:p>
              </table:table-cell>
              <table:table-cell office:value-type="string">
                <text:p>8k</text:p>
              </table:table-cell>
              <table:table-cell office:value-type="string">
                <text:p>10k</text:p>
              </table:table-cell>
              <table:table-cell office:value-type="string">
                <text:p>12k</text:p>
              </table:table-cell>
              <table:table-cell office:value-type="string">
                <text:p>14k</text:p>
              </table:table-cell>
              <table:table-cell office:value-type="string">
                <text:p>16k</text:p>
              </table:table-cell>
              <table:table-cell office:value-type="string">
                <text:p>18k</text:p>
              </table:table-cell>
              <table:table-cell office:value-type="string">
                <text:p>20k</text:p>
              </table:table-cell>
            </table:table-row>
          </table:table-header-rows>
          <table:table-rows>
            <table:table-row>
              <table:table-cell office:value-type="string">
                <text:p>bubbleSort</text:p>
                <draw:g>
                  <svg:desc>Sheet1.A2:Sheet1.A2</svg:desc>
                </draw:g>
              </table:table-cell>
              <table:table-cell office:value-type="float" office:value="54.491">
                <text:p>54.491</text:p>
                <draw:g>
                  <svg:desc>Sheet1.B2:Sheet1.K2</svg:desc>
                </draw:g>
              </table:table-cell>
              <table:table-cell office:value-type="float" office:value="111.657">
                <text:p>111.657</text:p>
              </table:table-cell>
              <table:table-cell office:value-type="float" office:value="168.656">
                <text:p>168.656</text:p>
              </table:table-cell>
              <table:table-cell office:value-type="float" office:value="430.319">
                <text:p>430.319</text:p>
              </table:table-cell>
              <table:table-cell office:value-type="float" office:value="625.142">
                <text:p>625.142</text:p>
              </table:table-cell>
              <table:table-cell office:value-type="float" office:value="970.704">
                <text:p>970.704</text:p>
              </table:table-cell>
              <table:table-cell office:value-type="float" office:value="1495.636">
                <text:p>1495.636</text:p>
              </table:table-cell>
              <table:table-cell office:value-type="float" office:value="2209.948">
                <text:p>2209.948</text:p>
              </table:table-cell>
              <table:table-cell office:value-type="float" office:value="3125.573">
                <text:p>3125.573</text:p>
              </table:table-cell>
              <table:table-cell office:value-type="float" office:value="3770.541">
                <text:p>3770.541</text:p>
              </table:table-cell>
            </table:table-row>
            <table:table-row>
              <table:table-cell office:value-type="string">
                <text:p>selectionSort</text:p>
                <draw:g>
                  <svg:desc>Sheet1.A3:Sheet1.A3</svg:desc>
                </draw:g>
              </table:table-cell>
              <table:table-cell office:value-type="float" office:value="28.869">
                <text:p>28.869</text:p>
                <draw:g>
                  <svg:desc>Sheet1.B3:Sheet1.K3</svg:desc>
                </draw:g>
              </table:table-cell>
              <table:table-cell office:value-type="float" office:value="40.746">
                <text:p>40.746</text:p>
              </table:table-cell>
              <table:table-cell office:value-type="float" office:value="90.083">
                <text:p>90.083</text:p>
              </table:table-cell>
              <table:table-cell office:value-type="float" office:value="152.149">
                <text:p>152.149</text:p>
              </table:table-cell>
              <table:table-cell office:value-type="float" office:value="249.947">
                <text:p>249.947</text:p>
              </table:table-cell>
              <table:table-cell office:value-type="float" office:value="347.36">
                <text:p>347.36</text:p>
              </table:table-cell>
              <table:table-cell office:value-type="float" office:value="511.992">
                <text:p>511.992</text:p>
              </table:table-cell>
              <table:table-cell office:value-type="float" office:value="712.59">
                <text:p>712.59</text:p>
              </table:table-cell>
              <table:table-cell office:value-type="float" office:value="949.183">
                <text:p>949.183</text:p>
              </table:table-cell>
              <table:table-cell office:value-type="float" office:value="1164.839">
                <text:p>1164.839</text:p>
              </table:table-cell>
            </table:table-row>
            <table:table-row>
              <table:table-cell office:value-type="string">
                <text:p>quickSort</text:p>
                <draw:g>
                  <svg:desc>Sheet1.A5:Sheet1.A5</svg:desc>
                </draw:g>
              </table:table-cell>
              <table:table-cell office:value-type="float" office:value="2.794">
                <text:p>2.794</text:p>
                <draw:g>
                  <svg:desc>Sheet1.B5:Sheet1.K5</svg:desc>
                </draw:g>
              </table:table-cell>
              <table:table-cell office:value-type="float" office:value="0.576">
                <text:p>0.576</text:p>
              </table:table-cell>
              <table:table-cell office:value-type="float" office:value="0.969">
                <text:p>0.969</text:p>
              </table:table-cell>
              <table:table-cell office:value-type="float" office:value="1.113">
                <text:p>1.113</text:p>
              </table:table-cell>
              <table:table-cell office:value-type="float" office:value="1.597">
                <text:p>1.597</text:p>
              </table:table-cell>
              <table:table-cell office:value-type="float" office:value="1.744">
                <text:p>1.744</text:p>
              </table:table-cell>
              <table:table-cell office:value-type="float" office:value="2.154">
                <text:p>2.154</text:p>
              </table:table-cell>
              <table:table-cell office:value-type="float" office:value="2.671">
                <text:p>2.671</text:p>
              </table:table-cell>
              <table:table-cell office:value-type="float" office:value="3.092">
                <text:p>3.092</text:p>
              </table:table-cell>
              <table:table-cell office:value-type="float" office:value="3.807">
                <text:p>3.80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5$Win32 OpenOffice.org_project/4115m2$Build-981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